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8.976cm" svg:y="2.125cm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2*[.A1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2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A3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A4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[.A5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[.A6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[.A7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[.A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[.A9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[.A10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*[.A11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[.A12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[.A13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*[.A14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*[.A15]+1"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05:09.102479110</meta:creation-date>
    <dc:date>2023-03-27T16:07:15.501628622</dc:date>
    <meta:editing-duration>PT2M6S</meta:editing-duration>
    <meta:editing-cycles>1</meta:editing-cycles>
    <meta:document-statistic meta:table-count="1" meta:cell-count="3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1:Sheet1.B15" svg:x="0.319cm" svg:y="0.18cm" svg:width="12.508cm" svg:height="8.645cm">
          <chart:coordinate-region svg:x="0.94cm" svg:y="0.38cm" svg:width="11.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5</svg:desc>
                </draw:g>
              </table:table-cell>
              <table:table-cell office:value-type="float" office:value="3">
                <text:p>3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